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officeooo:rsid="0005e303" officeooo:paragraph-rsid="0005e303" style:font-size-asian="20pt" style:font-size-complex="20pt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fo:font-size="20pt" officeooo:rsid="0005e303" officeooo:paragraph-rsid="0005e303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20pt" officeooo:rsid="00058595" officeooo:paragraph-rsid="0005e303" style:font-size-asian="20pt" style:font-size-complex="20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20pt" officeooo:rsid="00058595" officeooo:paragraph-rsid="0005e303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20pt" officeooo:rsid="00099bac" officeooo:paragraph-rsid="00099bac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20pt" officeooo:rsid="00099bac" officeooo:paragraph-rsid="000b941b" style:font-size-asian="20pt" style:font-size-complex="20pt"/>
    </style:style>
    <style:style style:name="T1" style:family="text">
      <style:text-properties officeooo:rsid="0005e303"/>
    </style:style>
    <style:style style:name="T2" style:family="text">
      <style:text-properties officeooo:rsid="0006391d"/>
    </style:style>
    <style:style style:name="T3" style:family="text">
      <style:text-properties style:text-position="0% 100%"/>
    </style:style>
    <style:style style:name="T4" style:family="text">
      <style:text-properties officeooo:rsid="00099bac"/>
    </style:style>
    <style:style style:name="T5" style:family="text">
      <style:text-properties officeooo:rsid="000b9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les 6e/5e, il faut noter :</text:p>
      <text:p text:style-name="P3"/>
      <text:p text:style-name="P4"><text:span text:style-name="T4">• </text:span>Convocation à l<text:span text:style-name="T1">a réunion</text:span> des éco-délégués <text:span text:style-name="T1">6e/5</text:span><text:span text:style-name="T3">e</text:span> le <text:span text:style-name="T2">vendredi</text:span> <text:span text:style-name="T1">13 décembre</text:span> 2024 à <text:span text:style-name="T1">13h en</text:span> salle polyvalente.</text:p>
      <text:p text:style-name="P5">• Convocation à l’assemblée générale des éco-délégués 6e/5e le jeudi 19 décembre à 10h35 en salle polyvalente.</text:p>
      <text:p text:style-name="P2"/>
      <text:p text:style-name="P2">---------------------------------------------------------------------</text:p>
      <text:p text:style-name="P1"/>
      <text:p text:style-name="P1">Pour les 4e/3e, il faut noter :</text:p>
      <text:p text:style-name="P3"/>
      <text:p text:style-name="P4"><text:span text:style-name="T5">• </text:span>Convocation à l<text:span text:style-name="T1">a réunion</text:span> des éco-délégués <text:span text:style-name="T1">4e/3</text:span><text:span text:style-name="T3">e</text:span> le <text:span text:style-name="T1">jeudi 12 décembre</text:span> 2024 à <text:span text:style-name="T1">13h en</text:span> <text:span text:style-name="T1">B22</text:span>.</text:p>
      <text:p text:style-name="P6">• Convocation à l’assemblée générale des éco-délégués <text:span text:style-name="T5">4e/3</text:span>e le jeudi 19 décembre à <text:span text:style-name="T5">11h35</text:span> en salle polyvale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5T17:39:27.914000000</dc:date>
    <meta:editing-duration>PT7M18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7" meta:word-count="84" meta:character-count="546" meta:non-whitespace-character-count="469"/>
  </office:meta>
</office:document-meta>
</file>